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alueFlows Dev Training</text:p>
          </draw:text-box>
        </draw:frame>
        <draw:frame presentation:style-name="pr2" draw:text-style-name="P2" draw:layer="layout" svg:width="25.199cm" svg:height="9.134cm" svg:x="1.27cm" svg:y="3.82cm" presentation:class="subtitle" presentation:user-transformed="true">
          <draw:text-box>
            <text:p text:style-name="P1"/>
            <text:p text:style-name="P1"/>
          </draw:text-box>
        </draw:frame>
        <draw:frame draw:style-name="gr1" draw:text-style-name="P3" draw:layer="layout" svg:width="0.001cm" svg:height="1.187cm" svg:x="3.302cm" svg:y="4.064cm">
          <draw:text-box>
            <text:p/>
          </draw:text-box>
        </draw:frame>
        <draw:frame draw:style-name="gr2" draw:text-style-name="P3" draw:layer="layout" svg:width="24.638cm" svg:height="7.112cm" svg:x="1.524cm" svg:y="4.064cm">
          <draw:text-box>
            <text:p><text:span text:style-name="T1">Let’s weight what we want to emphasize today:</text:span></text:p>
            <text:list text:style-name="L1">
              <text:list-item>
                <text:p><text:span text:style-name="T1">Key concepts</text:span></text:p>
              </text:list-item>
              <text:list-item>
                <text:p><text:span text:style-name="T1">Pieces of the model</text:span></text:p>
              </text:list-item>
              <text:list-item>
                <text:p><text:span text:style-name="T1">Areas of confusion</text:span></text:p>
              </text:list-item>
              <text:list-item>
                <text:p><text:span text:style-name="T1">Technical considerations and implications</text:span></text:p>
              </text:list-item>
              <text:list-item>
                <text:p><text:span text:style-name="T1">Other?</text:span></text:p>
                <text:p/>
              </text:list-item>
            </text:list>
          </draw:text-box>
        </draw:frame>
        <draw:frame draw:style-name="gr3" draw:text-style-name="P3" draw:layer="layout" svg:width="7.366cm" svg:height="0.962cm" svg:x="9.652cm" svg:y="13.516cm">
          <draw:text-box>
            <text:p>https://valueflo.ws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Key Concepts</text:p>
          </draw:text-box>
        </draw:frame>
        <draw:frame presentation:style-name="pr4" draw:layer="layout" svg:width="25.199cm" svg:height="7.999cm" svg:x="1.4cm" svg:y="3.685cm" presentation:class="outline" presentation:user-transformed="true">
          <draw:text-box>
            <text:list text:style-name="L2">
              <text:list-item>
                <text:p>Flows and graphs, traversal</text:p>
              </text:list-item>
              <text:list-item>
                <text:p>Layers of the model</text:p>
                <text:list>
                  <text:list-item>
                    <text:p>Knowledge</text:p>
                  </text:list-item>
                  <text:list-item>
                    <text:p>Planning</text:p>
                  </text:list-item>
                  <text:list-item>
                    <text:p>Observ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gent</text:p>
              </text:list-item>
              <text:list-item>
                <text:p>Economic Resource</text:p>
              </text:list-item>
              <text:list-item>
                <text:p>Flows (Intent, Commitment, Economic Event)</text:p>
              </text:list-item>
              <text:list-item>
                <text:p>Process</text:p>
              </text:list-item>
              <text:list-item>
                <text:p>Transfer</text:p>
              </text:list-item>
              <text:list-item>
                <text:p>Exchange</text:p>
              </text:list-item>
              <text:list-item>
                <text:p>Recipe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Pieces of the Model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gents, using existing vocabularies, types of agents</text:p>
              </text:list-item>
              <text:list-item>
                <text:p>Agent relationships, similar to ActivityStreams </text:p>
              </text:list-item>
              <text:list-item>
                <text:p>User defined roles with defined behaviors</text:p>
              </text:list-item>
              <text:list-item>
                <text:p>Scoping and accounting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Agent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uman economies and ecosystems</text:p>
              </text:list-item>
              <text:list-item>
                <text:p>Inventoried, specified, classified</text:p>
              </text:list-item>
              <text:list-item>
                <text:p>Material, digital, rights, work, usage</text:p>
              </text:list-item>
              <text:list-item>
                <text:p>Stock vs serialized</text:p>
              </text:list-item>
              <text:list-item>
                <text:p>Identification of resources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Economic Resource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dges in the graph, where the action is</text:p>
              </text:list-item>
              <text:list-item>
                <text:p>Intent, Commitment, Economic Event</text:p>
              </text:list-item>
              <text:list-item>
                <text:p>Satisfaction and Fulfillment</text:p>
              </text:list-item>
              <text:list-item>
                <text:p>Action</text:p>
              </text:list-item>
              <text:list-item>
                <text:p>Quantity</text:p>
              </text:list-item>
              <text:list-item>
                <text:p>Time</text:p>
              </text:list-item>
              <text:list-item>
                <text:p>Relationship with economic resource(s)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Flows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is the difference?</text:p>
              </text:list-item>
              <text:list-item>
                <text:p>What is the similarity?</text:p>
              </text:list-item>
              <text:list-item>
                <text:p>Traversing the flows</text:p>
              </text:list-item>
              <text:list-item>
                <text:p>Implied transfers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Processes and Transfers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ciprocity of different kinds</text:p>
                <text:list>
                  <text:list-item>
                    <text:p>Trading</text:p>
                  </text:list-item>
                  <text:list-item>
                    <text:p>Contribution economy</text:p>
                  </text:list-item>
                  <text:list-item>
                    <text:p>Gift economy</text:p>
                  </text:list-item>
                  <text:list-item>
                    <text:p>From each, to each</text:p>
                  </text:list-item>
                </text:list>
              </text:list-item>
              <text:list-item>
                <text:p>Relationships to flows</text:p>
              </text:list-item>
              <text:list-item>
                <text:p>Intent casting and matching</text:p>
              </text:list-item>
              <text:list-item>
                <text:p>Claims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Exchanges and Agreements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ructure</text:p>
              </text:list-item>
              <text:list-item>
                <text:p>Planning from recipe</text:p>
              </text:list-item>
              <text:list-item>
                <text:p>Manufacturing/assembly and workflow</text:p>
              </text:list-item>
              <text:list-item>
                <text:p>Need forking and versioning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Recipes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udgeting, higher level planning</text:p>
              </text:list-item>
              <text:list-item>
                <text:p>Community / region / ecosystem analysis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REA up a level</text:p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9.134cm" svg:x="1.217cm" svg:y="3.685cm" presentation:class="outline" presentation:user-transformed="true">
          <draw:text-box>
            <text:list text:style-name="L2">
              <text:list-item>
                <text:p>Rdf vs Json vs GraphQL</text:p>
              </text:list-item>
              <text:list-item>
                <text:p>Architecture</text:p>
              </text:list-item>
              <text:list-item>
                <text:p>?</text:p>
              </text:list-item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Technical considerations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presentation:style-name="pr1" draw:layer="layout" svg:width="25.199cm" svg:height="2.629cm" svg:x="1.4cm" svg:y="0.628cm" presentation:class="title">
          <draw:text-box>
            <text:p>Questions and Feedback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36:36.978167688</meta:creation-date>
    <dc:date>2019-04-13T10:01:33.467291736</dc:date>
    <meta:editing-duration>P2DT18H37M21S</meta:editing-duration>
    <meta:editing-cycles>17</meta:editing-cycles>
    <meta:generator>LibreOffice/6.0.7.3$Linux_X86_64 LibreOffice_project/00m0$Build-3</meta:generator>
    <meta:document-statistic meta:object-count="72"/>
  </office:meta>
</office:document-meta>
</file>